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55cdff"/>
    </style:style>
    <style:style style:name="gr4" style:family="graphic" style:parent-style-name="standard">
      <style:graphic-properties draw:stroke="none" svg:stroke-width="0.001cm" draw:fill-color="#0078aa"/>
    </style:style>
  </office:automatic-styles>
  <office:body>
    <office:drawing>
      <draw:page draw:name="page1" draw:style-name="dp1" draw:master-page-name="Default">
        <draw:g>
          <draw:glue-point draw:id="4" svg:x="-4.674cm" svg:y="-5cm"/>
          <draw:glue-point draw:id="5" svg:x="-0.815cm" svg:y="-5cm"/>
          <draw:glue-point draw:id="6" svg:x="-5cm" svg:y="5cm"/>
          <draw:glue-point draw:id="7" svg:x="-1.275cm" svg:y="5cm"/>
          <draw:glue-point draw:id="8" svg:x="-5cm" svg:y="-1.669cm"/>
          <draw:glue-point draw:id="9" svg:x="-5cm" svg:y="1.666cm"/>
          <draw:glue-point draw:id="10" svg:x="5cm" svg:y="-0.407cm"/>
          <draw:glue-point draw:id="11" svg:x="-2.395cm" svg:y="-0.059cm"/>
          <draw:polygon draw:style-name="gr1" draw:layer="layout" svg:width="1.059cm" svg:height="0.276cm" svg:x="0cm" svg:y="1.724cm" svg:viewBox="0 0 1060 277" draw:points="0,0 0,277 1060,277 1060,0">
            <text:p/>
          </draw:polygon>
          <draw:polygon draw:style-name="gr2" draw:layer="layout" svg:width="1.059cm" svg:height="0.276cm" svg:x="0cm" svg:y="1.724cm" svg:viewBox="0 0 1060 277" draw:points="0,0 0,277 1060,277 1060,0">
            <text:p/>
          </draw:polygon>
          <draw:polygon draw:style-name="gr3" draw:layer="layout" svg:width="1.174cm" svg:height="0.138cm" svg:x="0cm" svg:y="1.585cm" svg:viewBox="0 0 1175 139" draw:points="0,139 114,0 1175,0 1059,139">
            <text:p/>
          </draw:polygon>
          <draw:polygon draw:style-name="gr2" draw:layer="layout" svg:width="1.174cm" svg:height="0.138cm" svg:x="0cm" svg:y="1.585cm" svg:viewBox="0 0 1175 139" draw:points="0,139 114,0 1175,0 1059,139">
            <text:p/>
          </draw:polygon>
          <draw:polygon draw:style-name="gr4" draw:layer="layout" svg:width="0.115cm" svg:height="0.415cm" svg:x="1.059cm" svg:y="1.585cm" svg:viewBox="0 0 116 416" draw:points="0,416 116,277 116,0 0,138">
            <text:p/>
          </draw:polygon>
          <draw:polygon draw:style-name="gr2" draw:layer="layout" svg:width="0.115cm" svg:height="0.415cm" svg:x="1.059cm" svg:y="1.585cm" svg:viewBox="0 0 116 416" draw:points="0,416 116,277 116,0 0,138">
            <text:p/>
          </draw:polygon>
          <draw:polygon draw:style-name="gr1" draw:layer="layout" svg:width="1.059cm" svg:height="0.275cm" svg:x="0cm" svg:y="1.196cm" svg:viewBox="0 0 1060 276" draw:points="0,0 0,276 1060,276 1060,0">
            <text:p/>
          </draw:polygon>
          <draw:polygon draw:style-name="gr2" draw:layer="layout" svg:width="1.059cm" svg:height="0.275cm" svg:x="0cm" svg:y="1.196cm" svg:viewBox="0 0 1060 276" draw:points="0,0 0,276 1060,276 1060,0">
            <text:p/>
          </draw:polygon>
          <draw:polygon draw:style-name="gr3" draw:layer="layout" svg:width="1.174cm" svg:height="0.138cm" svg:x="0cm" svg:y="1.058cm" svg:viewBox="0 0 1175 139" draw:points="0,139 114,0 1175,0 1059,139">
            <text:p/>
          </draw:polygon>
          <draw:polygon draw:style-name="gr2" draw:layer="layout" svg:width="1.174cm" svg:height="0.138cm" svg:x="0cm" svg:y="1.058cm" svg:viewBox="0 0 1175 139" draw:points="0,139 114,0 1175,0 1059,139">
            <text:p/>
          </draw:polygon>
          <draw:polygon draw:style-name="gr4" draw:layer="layout" svg:width="0.115cm" svg:height="0.413cm" svg:x="1.059cm" svg:y="1.058cm" svg:viewBox="0 0 116 414" draw:points="0,414 116,276 116,0 0,138">
            <text:p/>
          </draw:polygon>
          <draw:polygon draw:style-name="gr2" draw:layer="layout" svg:width="0.115cm" svg:height="0.413cm" svg:x="1.059cm" svg:y="1.058cm" svg:viewBox="0 0 116 414" draw:points="0,414 116,276 116,0 0,138">
            <text:p/>
          </draw:polygon>
          <draw:polygon draw:style-name="gr1" draw:layer="layout" svg:width="1.059cm" svg:height="0.276cm" svg:x="0cm" svg:y="0.666cm" svg:viewBox="0 0 1060 277" draw:points="0,0 0,277 1060,277 1060,0">
            <text:p/>
          </draw:polygon>
          <draw:polygon draw:style-name="gr2" draw:layer="layout" svg:width="1.059cm" svg:height="0.276cm" svg:x="0cm" svg:y="0.666cm" svg:viewBox="0 0 1060 277" draw:points="0,0 0,277 1060,277 1060,0">
            <text:p/>
          </draw:polygon>
          <draw:polygon draw:style-name="gr3" draw:layer="layout" svg:width="1.174cm" svg:height="0.138cm" svg:x="0cm" svg:y="0.528cm" svg:viewBox="0 0 1175 139" draw:points="0,139 114,0 1175,0 1059,139">
            <text:p/>
          </draw:polygon>
          <draw:polygon draw:style-name="gr2" draw:layer="layout" svg:width="1.174cm" svg:height="0.138cm" svg:x="0cm" svg:y="0.528cm" svg:viewBox="0 0 1175 139" draw:points="0,139 114,0 1175,0 1059,139">
            <text:p/>
          </draw:polygon>
          <draw:polygon draw:style-name="gr4" draw:layer="layout" svg:width="0.115cm" svg:height="0.414cm" svg:x="1.059cm" svg:y="0.528cm" svg:viewBox="0 0 116 415" draw:points="0,415 116,277 116,0 0,138">
            <text:p/>
          </draw:polygon>
          <draw:polygon draw:style-name="gr2" draw:layer="layout" svg:width="0.115cm" svg:height="0.414cm" svg:x="1.059cm" svg:y="0.528cm" svg:viewBox="0 0 116 415" draw:points="0,415 116,277 116,0 0,138">
            <text:p/>
          </draw:polygon>
          <draw:polygon draw:style-name="gr1" draw:layer="layout" svg:width="1.059cm" svg:height="0.275cm" svg:x="0cm" svg:y="0.138cm" svg:viewBox="0 0 1060 276" draw:points="0,0 0,276 1060,276 1060,0">
            <text:p/>
          </draw:polygon>
          <draw:polygon draw:style-name="gr2" draw:layer="layout" svg:width="1.059cm" svg:height="0.275cm" svg:x="0cm" svg:y="0.138cm" svg:viewBox="0 0 1060 276" draw:points="0,0 0,276 1060,276 1060,0">
            <text:p/>
          </draw:polygon>
          <draw:polygon draw:style-name="gr3" draw:layer="layout" svg:width="1.174cm" svg:height="0.138cm" svg:x="0cm" svg:y="0cm" svg:viewBox="0 0 1175 139" draw:points="0,139 114,0 1175,0 1059,139">
            <text:p/>
          </draw:polygon>
          <draw:path draw:style-name="gr2" draw:layer="layout" svg:width="1.168cm" svg:height="0.131cm" svg:x="0cm" svg:y="0.007cm" svg:viewBox="0 0 1169 132" svg:d="m0 132 109-132zm1060 0-110 132h-1059zm0 0z">
            <text:p/>
          </draw:path>
          <draw:polygon draw:style-name="gr4" draw:layer="layout" svg:width="0.115cm" svg:height="0.413cm" svg:x="1.059cm" svg:y="0cm" svg:viewBox="0 0 116 414" draw:points="0,414 116,275 116,0 0,138">
            <text:p/>
          </draw:polygon>
          <draw:path draw:style-name="gr2" draw:layer="layout" svg:width="0.115cm" svg:height="0.406cm" svg:x="1.059cm" svg:y="0.007cm" svg:viewBox="0 0 116 407" svg:d="m0 407 116-140v-267zm-7 0-109 131v276zm0 0z">
            <text:p/>
          </draw:path>
          <draw:polygon draw:style-name="gr1" draw:layer="layout" svg:width="1.981cm" svg:height="1.862cm" svg:x="1.244cm" svg:y="0.138cm" svg:viewBox="0 0 1982 1863" draw:points="0,0 0,1863 1982,920">
            <text:p/>
          </draw:polygon>
          <draw:polygon draw:style-name="gr2" draw:layer="layout" svg:width="1.981cm" svg:height="1.862cm" svg:x="1.244cm" svg:y="0.138cm" svg:viewBox="0 0 1982 1863" draw:points="0,0 0,1863 1982,920">
            <text:p/>
          </draw:polygon>
          <draw:polygon draw:style-name="gr3" draw:layer="layout" svg:width="2.096cm" svg:height="1.058cm" svg:x="1.244cm" svg:y="0cm" svg:viewBox="0 0 2097 1059" draw:points="0,138 138,0 2097,920 1981,1059">
            <text:p/>
          </draw:polygon>
          <draw:path draw:style-name="gr2" draw:layer="layout" svg:width="2.095cm" svg:height="1.05cm" svg:x="1.244cm" svg:y="0.007cm" svg:viewBox="0 0 2096 1051" svg:d="m0 130 130-130zm23 0 1943 911zm0 2-115 138-1981-921zm0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Terminal Server</dc:title>
    <meta:creation-date>2011-02-07T16:34:27</meta:creation-date>
    <meta:editing-duration>P0D</meta:editing-duration>
    <meta:editing-cycles>1</meta:editing-cycles>
    <meta:document-statistic meta:object-count="29"/>
    <meta:generator>OpenOffice.org/3.3$Linux OpenOffice.org_project/330m20$Build-9567</meta:generator>
  </office:meta>
</office:document-meta>
</file>